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Wingdings" svg:font-family="Wingdings" style:font-family-generic="system" style:font-pitch="variable" style:font-charset="x-symbol"/>
  </office:font-face-decls>
  <office:automatic-styles>
    <style:style style:name="P1" style:family="paragraph" style:parent-style-name="Standard">
      <style:text-properties fo:color="#5b9bd5" loext:opacity="100%" fo:font-weight="bold" style:font-weight-asian="bold"/>
    </style:style>
    <style:style style:name="P2" style:family="paragraph" style:parent-style-name="Standard">
      <style:text-properties fo:color="#4472c4" loext:opacity="100%" fo:font-weight="bold" style:font-weight-asian="bold"/>
    </style:style>
    <style:style style:name="P3" style:family="paragraph" style:parent-style-name="Standard">
      <style:text-properties fo:color="#000000" loext:opacity="100%"/>
    </style:style>
    <style:style style:name="P4" style:family="paragraph" style:parent-style-name="Standard">
      <style:text-properties fo:color="#000000" loext:opacity="100%" style:text-underline-style="solid" style:text-underline-width="auto" style:text-underline-color="font-color" style:text-underline-mode="continuous" style:text-overline-mode="continuous" style:text-line-through-mode="continuous"/>
    </style:style>
    <style:style style:name="P5" style:family="paragraph" style:parent-style-name="Standard">
      <style:paragraph-properties fo:text-align="justify" style:justify-single-word="false"/>
      <style:text-properties fo:color="#000000" loext:opacity="100%"/>
    </style:style>
    <style:style style:name="P6" style:family="paragraph" style:parent-style-name="Standard">
      <style:text-properties fo:color="#000000" loext:opacity="100%" fo:language="en" fo:country="GB"/>
    </style:style>
    <style:style style:name="P7" style:family="paragraph" style:parent-style-name="Standard">
      <style:paragraph-properties fo:text-align="justify" style:justify-single-word="false"/>
    </style:style>
    <style:style style:name="P8" style:family="paragraph" style:parent-style-name="Standard" style:master-page-name="MP0">
      <style:paragraph-properties style:page-number="auto" fo:break-before="page"/>
    </style:style>
    <style:style style:name="T1" style:family="text">
      <style:text-properties style:font-name="Wingdings" style:font-name-asian="Wingdings" style:font-name-complex="Wingdings"/>
    </style:style>
    <style:style style:name="T2" style:family="text">
      <style:text-properties fo:color="#000000" loext:opacity="100%"/>
    </style:style>
    <style:style style:name="T3" style:family="text">
      <style:text-properties fo:color="#000000" loext:opacity="100%" style:font-name="Wingdings" style:font-name-asian="Wingdings" style:font-name-complex="Wingdings"/>
    </style:style>
    <style:style style:name="T4" style:family="text">
      <style:text-properties fo:color="#000000" loext:opacity="100%" officeooo:rsid="00100a1c"/>
    </style:style>
    <style:style style:name="T5" style:family="text">
      <style:text-properties officeooo:rsid="000bc606"/>
    </style:style>
    <style:style style:name="T6" style:family="text">
      <style:text-properties officeooo:rsid="000d0ac1"/>
    </style:style>
    <style:style style:name="T7" style:family="text">
      <style:text-properties officeooo:rsid="000f5440"/>
    </style:style>
    <style:style style:name="T8" style:family="text">
      <style:text-properties officeooo:rsid="00100a1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MA 4</text:p>
      <text:p text:style-name="Standard"/>
      <text:p text:style-name="P1">DEFINICION DE LA ESTRUCTURA Y SINTAXIS DE DOCUMENTOS XML</text:p>
      <text:p text:style-name="Standard"/>
      <text:p text:style-name="Standard"><text:tab/>XML es un lenguaje de marcas extensible. Se considera un metalenguaje y surge para resolver los problemas que plantea HTML, pues las etiquetas muestran el significado de sus datos.</text:p>
      <text:p text:style-name="Standard"><text:tab/>La estructura de un documento XML es jerárquica arborescente, que contiene un padre (raiz) unico y una serie de elementos secundarios (hijos). La raiz se situa en la parte superior colgando el resto de elementos de el.</text:p>
      <text:p text:style-name="Standard"><text:tab/>El prologo contiene la informacion respect al documento creado (version, codificacion de caracteris, descripcion de estructura, etc.) El elemento raiz o cuerpo del documento que tiene que ser unico y sobre el que estan contenidos los demas elementos.</text:p>
      <text:p text:style-name="Standard"/>
      <text:p text:style-name="Standard">INSTRUCCIONES DE PROCESAMIENTO O PROLOGO</text:p>
      <text:p text:style-name="Standard"/>
      <text:p text:style-name="Standard"><text:tab/>El prologo esta compuesto por la version del documento y el encoding que informa de la codificacion del documento y puede ser modificado en cualquier momento. Otro posible atributo es el standalone que informa si el documento lleva asociado un fichero DTD o XSD, con valores posibles yes o no. Dichas instrucciones comienzan por los caracteres &lt;? y termina ?&gt;.</text:p>
      <text:p text:style-name="Standard"/>
      <text:p text:style-name="Standard">MARCAS O ETIQUETAS</text:p>
      <text:p text:style-name="Standard"/>
      <text:p text:style-name="Standard"><text:tab/>En un documento XML un usuario puede definir sus propias marcas o etiquetas con la finalidad de guardar la información de la manera que estime oportuna, separando el contenido de la estructura.</text:p>
      <text:p text:style-name="Standard"><text:tab/>Las marcas son el pilar fundamental para definirlas. Se usan &lt; y &gt;. Los nombres de las marcas deben describir los datos que contienen. No existe un numero finito de marcas, el usuario podrá poner todas aquellas que estime oportunas.</text:p>
      <text:p text:style-name="Standard"><text:tab/>Existen tres tipos de marcas. <text:tab/>Las de ap<text:span text:style-name="T7">e</text:span>rtura, &lt;apertura&gt;, las de cierre &lt;/cierre&gt; y las vacias, careciendo de contenido &lt;vacia/&gt;</text:p>
      <text:p text:style-name="Standard"><text:tab/>Las marcas son sensibles a las mayúsculas y a las minúsculas. No es lo mismo “casa” que “Casa”.</text:p>
      <text:p text:style-name="Standard"/>
      <text:p text:style-name="Standard">ELEMENTOS</text:p>
      <text:p text:style-name="Standard"/>
      <text:p text:style-name="Standard"><text:tab/>Compuestos por etuquetas de inicio, de fin, escritas con el mismo nombre y todo el contenido que haya entre ambas. Partes del elemento:</text:p>
      <text:p text:style-name="Standard">1º &lt;apertura&gt;</text:p>
      <text:p text:style-name="Standard">2º &lt;/cierre&gt;</text:p>
      <text:p text:style-name="Standard">3º contenido</text:p>
      <text:p text:style-name="Standard">4º elemento <text:span text:style-name="Fuente_20_de_20_párrafo_20_predeter."><text:span text:style-name="T1"></text:span></text:span> &lt;nombre&gt;Oscar&lt;/nombre&gt;</text:p>
      <text:p text:style-name="Standard"/>
      <text:p text:style-name="Standard"/>
      <text:p text:style-name="Standard">ATRIBUTOS</text:p>
      <text:p text:style-name="Standard"/>
      <text:p text:style-name="Standard"><text:tab/>Se usan para asignar propiedades a los elementos. Se situan dentro de una etiqueta de inicio o de apertura. Se especifican con el p<text:span text:style-name="T7">a</text:span>r NombreAtributo = “valor”, pudiendo añadirse varios separados por un espacio en blanco. Los valores tienen que estar cerrados entre comillas dobles o simples y no podrá haber dos atributos denominados iguales en el mismo elemento.</text:p>
      <text:p text:style-name="Standard"><text:tab/>Estes proporcionan información adicional sobre los elementos.</text:p>
      <text:p text:style-name="Standard"/>
      <text:p text:style-name="Standard"/>
      <text:p text:style-name="Standard"><text:soft-page-break/>COMENTARIOS</text:p>
      <text:p text:style-name="Standard"/>
      <text:p text:style-name="Standard"><text:tab/>Se utilizan para hacer mas legible el código. Se pueden poner en cualquier lado menos dentro de las etiquetas otros comentarios o declaraciones. Comienzan por &lt;!- - <text:s/>y terminan por - -&gt;</text:p>
      <text:p text:style-name="Standard"/>
      <text:p text:style-name="Standard">SECCION CDATA</text:p>
      <text:p text:style-name="Standard"><text:tab/></text:p>
      <text:p text:style-name="Standard"><text:tab/>Esta sección permite añadir contenido sin ser procesado o analizado. Deben aparecer dentro del elemento raiz de un documento XML. <text:s/>Su sintaxis es &lt;![CDATA[contenido]]&gt;</text:p>
      <text:p text:style-name="Standard"/>
      <text:p text:style-name="P1">CREACION, ASOCIACION Y ELEMENTOS DE DTD Y XSD</text:p>
      <text:p text:style-name="P2"/>
      <text:p text:style-name="P3"><text:tab/>A la hora de especificar una serie de restricciones a un documento XML, existen varias oposiciones que un usuario puede usar. La primera de ellas es mediante DTD, que suele ser poco flexible en las definiciones de cada uno de los elementos, ya que no es posible indicar si se trata de un elemento de tipo fecha moneda o numero. Estas carencias que presenta DTD <text:s/>se superan usando XML Schema. Todas estas opciones de validación de documentos XML deben estar asociadas al fichero XML para que se vinculen.</text:p>
      <text:p text:style-name="P3"/>
      <text:p text:style-name="P3">DTD (DEFINICION DE TIPO DE DOCUMENTO)</text:p>
      <text:p text:style-name="P3"/>
      <text:p text:style-name="P3"><text:tab/>Definición de tipo de documento o DTD es un documento de texto plano donde se especifican o definen una serie de normas que se usan para saber como tiene que crear un fichero XML para poder validarlo. Gracias a este tipo de documentos, puede especificarse el numero de ocurrencias de un elemento XML y el tipo de datos, asi como el orden de precedencia, entre otros aspectos. Aunque no es obligatoria la creación de una DTD es re<text:span text:style-name="T8">c</text:span>omendable su uso si la información del XML va a ser compartida. De esta manera los usuarios que trabajen con el documento XML sabran gracias al DTD su definición o reglas a cumplir. El DTD tiene su propia sintaxis.</text:p>
      <text:p text:style-name="P3"/>
      <text:p text:style-name="P3">CREACION Y ELEMENTOS DE UNA DTD</text:p>
      <text:p text:style-name="P3"/>
      <text:p text:style-name="P3"><text:tab/>Una vez que se han determinado las reglas que servirán como base para la generación de documentos XML, es el momento de empezar a construir la DTD. Para ello, se estudiaran tres componentes principales que lo forman (elementos atributos y entidades). Para crear este tipo de documentos, puede usartse un editor de texto plano en cuenta que la extensión de estos documentos será .dtd</text:p>
      <text:p text:style-name="P3"/>
      <text:p text:style-name="P3">ELEMENTOS</text:p>
      <text:p text:style-name="P3"/>
      <text:p text:style-name="P3"><text:tab/>Sus elementos son la base de su estructura. Lo primero que habría que mirar es si existe depencia jerarquica, especificando el nodo padre y entre paréntesis sus hijos si los tuviera, separados por el carácter “,”. El tipo puede ser:</text:p>
      <text:p text:style-name="Standard"><text:span text:style-name="Fuente_20_de_20_párrafo_20_predeter."><text:span text:style-name="T2">#PCDATA </text:span></text:span><text:span text:style-name="Fuente_20_de_20_párrafo_20_predeter."><text:span text:style-name="T3"></text:span></text:span><text:span text:style-name="Fuente_20_de_20_párrafo_20_predeter."><text:span text:style-name="T2"> Indica que el contenido de ese elemento es de un tipo texto y es analizado por un parser.</text:span></text:span></text:p>
      <text:p text:style-name="Standard"><text:span text:style-name="Fuente_20_de_20_párrafo_20_predeter."><text:span text:style-name="T2">#CDATA </text:span></text:span><text:span text:style-name="Fuente_20_de_20_párrafo_20_predeter."><text:span text:style-name="T3"></text:span></text:span><text:span text:style-name="Fuente_20_de_20_párrafo_20_predeter."><text:span text:style-name="T2"> Similar a pcdata con la obviedad de que el contenido de los elementos no es analizado por un parser y no pueden detectar posibles entidades</text:span></text:span></text:p>
      <text:p text:style-name="Standard"><text:span text:style-name="Fuente_20_de_20_párrafo_20_predeter."><text:span text:style-name="T2">ANY </text:span></text:span><text:span text:style-name="Fuente_20_de_20_párrafo_20_predeter."><text:span text:style-name="T3"></text:span></text:span><text:span text:style-name="Fuente_20_de_20_párrafo_20_predeter."><text:span text:style-name="T2"> Los elementos pueden contener cualquier valor</text:span></text:span></text:p>
      <text:p text:style-name="Standard"><text:span text:style-name="Fuente_20_de_20_párrafo_20_predeter."><text:span text:style-name="T2">EMPTY </text:span></text:span><text:span text:style-name="Fuente_20_de_20_párrafo_20_predeter."><text:span text:style-name="T3"></text:span></text:span><text:span text:style-name="Fuente_20_de_20_párrafo_20_predeter."><text:span text:style-name="T2"> Los elementos no tienen contenido, elemento vacio.</text:span></text:span></text:p>
      <text:p text:style-name="P3"/>
      <text:p text:style-name="P3"/>
      <text:p text:style-name="P3"/>
      <text:p text:style-name="P3"><text:soft-page-break/>OCURRENCIAS DE APARICION DE LOS ELEMENTOS</text:p>
      <text:p text:style-name="P3"/>
      <text:p text:style-name="Standard"><text:span text:style-name="Fuente_20_de_20_párrafo_20_predeter."><text:span text:style-name="T2">¿ </text:span></text:span><text:span text:style-name="Fuente_20_de_20_párrafo_20_predeter."><text:span text:style-name="T3"></text:span></text:span><text:span text:style-name="Fuente_20_de_20_párrafo_20_predeter."><text:span text:style-name="T2"> El </text:span></text:span><text:span text:style-name="Fuente_20_de_20_párrafo_20_predeter."><text:span text:style-name="T4">e</text:span></text:span><text:span text:style-name="Fuente_20_de_20_párrafo_20_predeter."><text:span text:style-name="T2">lemento aparece cero o una vez</text:span></text:span></text:p>
      <text:p text:style-name="Standard"><text:span text:style-name="Fuente_20_de_20_párrafo_20_predeter."><text:span text:style-name="T2">* </text:span></text:span><text:span text:style-name="Fuente_20_de_20_párrafo_20_predeter."><text:span text:style-name="T3"></text:span></text:span><text:span text:style-name="Fuente_20_de_20_párrafo_20_predeter."><text:span text:style-name="T2"> El elemento puede aparecer cero, una o varias veces.</text:span></text:span></text:p>
      <text:p text:style-name="Standard"><text:span text:style-name="Fuente_20_de_20_párrafo_20_predeter."><text:span text:style-name="T2">+ </text:span></text:span><text:span text:style-name="Fuente_20_de_20_párrafo_20_predeter."><text:span text:style-name="T3"></text:span></text:span><text:span text:style-name="Fuente_20_de_20_párrafo_20_predeter."><text:span text:style-name="T2"> Aparece una o mas veces</text:span></text:span></text:p>
      <text:p text:style-name="Standard"><text:span text:style-name="Fuente_20_de_20_párrafo_20_predeter."><text:span text:style-name="T2">| </text:span></text:span><text:span text:style-name="Fuente_20_de_20_párrafo_20_predeter."><text:span text:style-name="T3"></text:span></text:span><text:span text:style-name="Fuente_20_de_20_párrafo_20_predeter."><text:span text:style-name="T2"> Indica que se puede añadir uno de los elementos que se indique pero no ambos.</text:span></text:span></text:p>
      <text:p text:style-name="P3"/>
      <text:p text:style-name="P3">ATRIBUTOS</text:p>
      <text:p text:style-name="P3"/>
      <text:p text:style-name="P3"><text:tab/>Se declaran usando la marca “&lt;!ATTLIST” <text:s/>seguida del elemento que contiene el atributo, su nombre, tipo, valor. &lt;!ATTLIST Elemento Atributo Tipo Valor&gt;</text:p>
      <text:p text:style-name="P3">Elemento: es el nombre del elemento al que quiere añadirse un atributo.</text:p>
      <text:p text:style-name="P3">Atributo: nombre del atributo por añadir</text:p>
      <text:p text:style-name="P3">Tipo: se selecciona un tipo</text:p>
      <text:p text:style-name="P3">Valor: comportamiento del valor del atributo.</text:p>
      <text:p text:style-name="P3"/>
      <text:p text:style-name="P3"/>
      <text:p text:style-name="P4">TIPOS DE ATRIBUTOS</text:p>
      <text:p text:style-name="Standard"><text:span text:style-name="Fuente_20_de_20_párrafo_20_predeter."><text:span text:style-name="T2">CDATA </text:span></text:span><text:span text:style-name="Fuente_20_de_20_párrafo_20_predeter."><text:span text:style-name="T3"></text:span></text:span><text:span text:style-name="Fuente_20_de_20_párrafo_20_predeter."><text:span text:style-name="T2"> El valor el alfanumérico</text:span></text:span></text:p>
      <text:p text:style-name="Standard"><text:span text:style-name="Fuente_20_de_20_párrafo_20_predeter."><text:span text:style-name="T2">Enumeraciones </text:span></text:span><text:span text:style-name="Fuente_20_de_20_párrafo_20_predeter."><text:span text:style-name="T3"></text:span></text:span><text:span text:style-name="Fuente_20_de_20_párrafo_20_predeter."><text:span text:style-name="T2"> Permite especificar varios valores para un atributo con ejemplo: <text:s text:c="14"/>“numero octa(1|2|3|4|5|6|7)”</text:span></text:span></text:p>
      <text:p text:style-name="Standard"><text:span text:style-name="Fuente_20_de_20_párrafo_20_predeter."><text:span text:style-name="T2">ENTITY </text:span></text:span><text:span text:style-name="Fuente_20_de_20_párrafo_20_predeter."><text:span text:style-name="T3"></text:span></text:span><text:span text:style-name="Fuente_20_de_20_párrafo_20_predeter."><text:span text:style-name="T2"> El atributo es una entidad que se ha definido previamente</text:span></text:span></text:p>
      <text:p text:style-name="Standard"><text:span text:style-name="Fuente_20_de_20_párrafo_20_predeter."><text:span text:style-name="T2">IDREF </text:span></text:span><text:span text:style-name="Fuente_20_de_20_párrafo_20_predeter."><text:span text:style-name="T3"></text:span></text:span><text:span text:style-name="Fuente_20_de_20_párrafo_20_predeter."><text:span text:style-name="T2"> Hace referencia al identificador de otro elemento</text:span></text:span></text:p>
      <text:p text:style-name="Standard"><text:span text:style-name="Fuente_20_de_20_párrafo_20_predeter."><text:span text:style-name="T2">IDREFS </text:span></text:span><text:span text:style-name="Fuente_20_de_20_párrafo_20_predeter."><text:span text:style-name="T3"></text:span></text:span><text:span text:style-name="Fuente_20_de_20_párrafo_20_predeter."><text:span text:style-name="T2"> Hace referencia a un conjunto de identificadores (ej1|ej2|ej3)</text:span></text:span></text:p>
      <text:p text:style-name="Standard"><text:span text:style-name="Fuente_20_de_20_párrafo_20_predeter."><text:span text:style-name="T2">ID </text:span></text:span><text:span text:style-name="Fuente_20_de_20_párrafo_20_predeter."><text:span text:style-name="T3"></text:span></text:span><text:span text:style-name="Fuente_20_de_20_párrafo_20_predeter."><text:span text:style-name="T2"> Su contenido es único, identificando de manera univoca a cada elemento</text:span></text:span></text:p>
      <text:p text:style-name="Standard"><text:span text:style-name="Fuente_20_de_20_párrafo_20_predeter."><text:span text:style-name="T2">NOTATION </text:span></text:span><text:span text:style-name="Fuente_20_de_20_párrafo_20_predeter."><text:span text:style-name="T3"></text:span></text:span><text:span text:style-name="Fuente_20_de_20_párrafo_20_predeter."><text:span text:style-name="T2"> Se especifican datos que no son XML</text:span></text:span></text:p>
      <text:p text:style-name="Standard"><text:span text:style-name="Fuente_20_de_20_párrafo_20_predeter."><text:span text:style-name="T2">ENTITIES </text:span></text:span><text:span text:style-name="Fuente_20_de_20_párrafo_20_predeter."><text:span text:style-name="T3"></text:span></text:span><text:span text:style-name="Fuente_20_de_20_párrafo_20_predeter."><text:span text:style-name="T2"> Conjunto o lista de entidades</text:span></text:span></text:p>
      <text:p text:style-name="Standard"><text:span text:style-name="Fuente_20_de_20_párrafo_20_predeter."><text:span text:style-name="T2">MNTOKENS </text:span></text:span><text:span text:style-name="Fuente_20_de_20_párrafo_20_predeter."><text:span text:style-name="T3"></text:span></text:span><text:span text:style-name="Fuente_20_de_20_párrafo_20_predeter."><text:span text:style-name="T2"> Permite especificar el valor de un atributo mediante caracteres permitidos.</text:span></text:span></text:p>
      <text:p text:style-name="P3"/>
      <text:p text:style-name="P3">ESPECIFICACION DE LOS VALORES DE LOS ATRIBUTOS</text:p>
      <text:p text:style-name="Standard"><text:span text:style-name="Fuente_20_de_20_párrafo_20_predeter."><text:span text:style-name="T2">#FIXED </text:span></text:span><text:span text:style-name="Fuente_20_de_20_párrafo_20_predeter."><text:span text:style-name="T3"></text:span></text:span><text:span text:style-name="Fuente_20_de_20_párrafo_20_predeter."><text:span text:style-name="T2"> Debe de especificarse un valor que es fijo y no podrá cambiarse</text:span></text:span></text:p>
      <text:p text:style-name="Standard"><text:span text:style-name="Fuente_20_de_20_párrafo_20_predeter."><text:span text:style-name="T2">#IMPLIED </text:span></text:span><text:span text:style-name="Fuente_20_de_20_párrafo_20_predeter."><text:span text:style-name="T3"></text:span></text:span><text:span text:style-name="Fuente_20_de_20_párrafo_20_predeter."><text:span text:style-name="T2"> El atributo es opcional</text:span></text:span></text:p>
      <text:p text:style-name="Standard"><text:span text:style-name="Fuente_20_de_20_párrafo_20_predeter."><text:span text:style-name="T2">#DEFAULT </text:span></text:span><text:span text:style-name="Fuente_20_de_20_párrafo_20_predeter."><text:span text:style-name="T3"></text:span></text:span><text:span text:style-name="Fuente_20_de_20_párrafo_20_predeter."><text:span text:style-name="T2"> Debe especificarse un valor por defecto que si podrá cambiarse</text:span></text:span></text:p>
      <text:p text:style-name="Standard"><text:span text:style-name="Fuente_20_de_20_párrafo_20_predeter."><text:span text:style-name="T2">#REQUIRED </text:span></text:span><text:span text:style-name="Fuente_20_de_20_párrafo_20_predeter."><text:span text:style-name="T3"></text:span></text:span><text:span text:style-name="Fuente_20_de_20_párrafo_20_predeter."><text:span text:style-name="T2"> El atributo es obligatorio.</text:span></text:span></text:p>
      <text:p text:style-name="P3"/>
      <text:p text:style-name="P3">ENTIDADES</text:p>
      <text:p text:style-name="P3"/>
      <text:p text:style-name="P3"><text:tab/>Las entidades se consideran las constantes y pueden usarse para apbreciar texto o utilizar algunos caracteres especiales como el signo menor que (&lt;). Se pueden clasificar en internas y externas. Para crearlas dentro de un documento DTD, se usa la marca &lt;!ENTITY&gt; seguida del nombre de la entidad y su valor asociado.</text:p>
      <text:p text:style-name="P3"><text:tab/>La manera de referenciar a una entidad es dentro del documento XML usando el carácter ampersand(&amp;) que precede al nombre de la entidad terminada en el carácter punto y coma (;)</text:p>
      <text:p text:style-name="P3"/>
      <text:p text:style-name="P3"/>
      <text:p text:style-name="P3"/>
      <text:p text:style-name="P3"/>
      <text:p text:style-name="P3"/>
      <text:p text:style-name="P3"/>
      <text:p text:style-name="P3"/>
      <text:p text:style-name="P3"/>
      <text:p text:style-name="P3"/>
      <text:p text:style-name="P3"><text:soft-page-break/>ASOCIACION DTD EN XML</text:p>
      <text:p text:style-name="P3"/>
      <text:p text:style-name="P5"><text:tab/>Existen dos maneras de vincular un fichero DTD a un XML. La primerad de allas es ubicarlo en el mismo documentoXML y la segunda usando un fichero externo que puede estar en el mismo servidor o en uno externo. Para declara un DTD en el mismo documento, la segunda línea del XML será &lt;!DOCTYPE elementoRaiz seguida por el elemento raíz y entre corchetes los elementos: &lt;!DOCTYPE elementoRaiz [ elementos]&gt;.</text:p>
      <text:p text:style-name="P5"/>
      <text:p text:style-name="P7"><text:span text:style-name="Fuente_20_de_20_párrafo_20_predeter."><text:span text:style-name="T2">Para crearlo en un documento externo, tendrá que crear dos documentos independientes. Primero hay que introducir los elementos que lo forman. En el documento XML la llamada se realizara mediante <text:s/>la instrucción &lt;!DOCTYPE seguida del elemento raíz y el nombre del fichero DTD entre comillas. Entre el documento y el elemento raíz suele ponerse si la definición es privada (SYSTEM) o publica (PUBLIC).</text:span></text:span></text:p>
      <text:p text:style-name="P3"><text:tab/></text:p>
      <text:p text:style-name="P1">XML SCHEMA XSD</text:p>
      <text:p text:style-name="P3"/>
      <text:p text:style-name="P3"><text:tab/>Alternativa a documentos DTD. Ventajas: Mas definición de tipos básicos, Mayor control sobre el numero de ocurrencias de los elementos, sintasis similar al XML. Son ficheros planos que permiten definir los elementos y atributos que componen un XML asi como sus tipos, el orden de aparición el numero de veces que puede repetirse cada elemento, valores por defecto, etc.</text:p>
      <text:p text:style-name="P3"/>
      <text:p text:style-name="P3">CREACION Y ELEMENTOS DE UN XSD</text:p>
      <text:p text:style-name="P3"/>
      <text:p text:style-name="P3"><text:tab/>Presenta el elemento raíz &lt;xs:schema&gt; Contiene una serie de atributos:</text:p>
      <text:p text:style-name="P3">xmlns:alias &gt;&gt; Se especifica el espacio de donde provienen los elementos y tipos usados.</text:p>
      <text:p text:style-name="P3"><text:span text:style-name="T5">e</text:span>lementFromDefault &gt;&gt; A la hora de declarar los elementos hay que indicar si debe añadirse el espacio de nombres delante, cuyos posibles valores son qualified o unqualified</text:p>
      <text:p text:style-name="P3">atributeFromDefault &gt;&gt; A la hora de declarar los atributos hay que indicar si debe añadirse el espacio de nombres delante, cuyos posibles valores son qualified o unqualified.</text:p>
      <text:p text:style-name="P3">targetNamespace &gt;&gt; Se especifica el espacio de nombres de los elementos definidos</text:p>
      <text:p text:style-name="P3">versión &gt;&gt; Se especifica la versión del documento de esquema.</text:p>
      <text:p text:style-name="P3"/>
      <text:p text:style-name="P3">ELEMENTOS</text:p>
      <text:p text:style-name="P3"><text:tab/></text:p>
      <text:p text:style-name="P3"><text:tab/>Existen los elementos simples y los complejos. Simples: &lt;xs:element&gt;, contienen solamente valores de un determinado tipo:</text:p>
      <text:p text:style-name="P3">Nombre &gt;&gt; atributo name</text:p>
      <text:p text:style-name="P3">Tipo &gt;&gt; atributo type</text:p>
      <text:p text:style-name="P3">Valor &gt;&gt; puede ser un valor po defecto (default) que permite ser modificado o un un valor fijo (fixed) que no podrá cambiarse</text:p>
      <text:p text:style-name="P3"/>
      <text:p text:style-name="P3">INDICADORES DE OCURRENCIAS</text:p>
      <text:p text:style-name="P3"/>
      <text:p text:style-name="P3"><text:tab/>Indica las veces que un elemento debe aparecer o repetirse mediante dos atributos que informan del numero máximo y minimo de veces que puede aparecer: </text:p>
      <text:p text:style-name="P3">maxOccurs &gt;&gt; Valor por defecto uno, define el numero máximo de veces que puede aparecer el elemento. Numero de veces ilimitado = unbounded</text:p>
      <text:p text:style-name="P3">minOccurs &gt;&gt; Valor por defecto 1, especifica minimo de veces que puede aparecer un elemento. Numero de veces ilimitado = unbounded</text:p>
      <text:p text:style-name="P3"/>
      <text:p text:style-name="P3"/>
      <text:p text:style-name="P3"/>
      <text:p text:style-name="P3"><text:soft-page-break/>ELEMENTOS COMPLEJOS</text:p>
      <text:p text:style-name="P3"/>
      <text:p text:style-name="P3"><text:tab/>Contienen otros elementos y atributos. &lt;xs:<text:span text:style-name="T6">c</text:span>omplexType&gt;, seguido de un indicador de orden y los elementos simples que puede variar dependiendo del contenido que tenga.</text:p>
      <text:p text:style-name="P3"><text:tab/>Hay que especificar un indicador de orden de aparición de los distintos elementos que puede ser tres distintos:</text:p>
      <text:p text:style-name="P3">&lt;xs:sequence&gt;: Especifican los hijos del elemento principal, siguiendo la secuencia u orden de aparición indicada.</text:p>
      <text:p text:style-name="P3">&lt;xs:choice&gt;: Se especifica el elemento hijo que puede aparecer de entro todos. Solo uno de ellos.</text:p>
      <text:p text:style-name="P3">&lt;xs:all&gt;: los hijos pueden aparecer en cualquier orden una sola vez, la secuencia aparecerá en el orden que se desee.</text:p>
      <text:p text:style-name="P3"/>
      <text:p text:style-name="P3">TIPOS DE DATOS XSD</text:p>
      <text:p text:style-name="P3"/>
      <text:p text:style-name="P3">decimal &gt;&gt; Numero decimal</text:p>
      <text:p text:style-name="P3">boolean &gt;&gt; Un único valor lógico (1,0)</text:p>
      <text:p text:style-name="P3">dateTime &gt;&gt; Decha y hora en formato (AAAA-MM-DD T HH:MM:SS)</text:p>
      <text:p text:style-name="P3">string &gt;&gt; Texto o cadena de caracteres</text:p>
      <text:p text:style-name="P3">date &gt;&gt; Fecha: años mes dia </text:p>
      <text:p text:style-name="P3">time &gt;&gt; Hora: hh:mm:ss</text:p>
      <text:p text:style-name="P3">integer &gt;&gt; Numero entero</text:p>
      <text:p text:style-name="P3">positiveInteger &gt;&gt; Numero entero positivo</text:p>
      <text:p text:style-name="P6">long &gt;&gt; Entero de 64 bits</text:p>
      <text:p text:style-name="P6">short &gt;&gt; Entero de 16 bits</text:p>
      <text:p text:style-name="P6"/>
      <text:p text:style-name="P3">CREACION DE TIPOS DE DATOS SIMPLES PERSONALIZADOS.</text:p>
      <text:p text:style-name="P3"/>
      <text:p text:style-name="P3"><text:tab/>Se usa &lt;xs:simpleType&gt; para definir un tipo simple nuevo, cuyo atribuito name servirá para asignárselo al elemento e indicar que es de un tipo simple nuevo</text:p>
      <text:p text:style-name="P3"/>
      <text:p text:style-name="P3">TIPOS DE DATOS COMPLEJOS</text:p>
      <text:p text:style-name="P3"/>
      <text:p text:style-name="P3"><text:tab/>Se añade en el &lt;xs:complexType&gt; un atributo name con el nombre del atributo type del elemento anterior.</text:p>
      <text:p text:style-name="P3"/>
      <text:p text:style-name="P3">ATRIBUTOS</text:p>
      <text:p text:style-name="P3"/>
      <text:p text:style-name="P3"><text:tab/>&lt;xs:attribute NombreA tipoA USO ValorA/&gt;</text:p>
      <text:p text:style-name="P3"/>
      <text:p text:style-name="P3">NombreA &gt;&gt; Se representa mediante el atrinuto name asignándole el valor que se desee</text:p>
      <text:p text:style-name="P3">TipoA &gt;&gt; Se usa el atributo type, que permite especificar el tipo de elemento</text:p>
      <text:p text:style-name="P3">USO &gt;&gt; Se especifica la opcionalidad o no del atributo mediante use, que puede tener los valores prohibited. Que indica que es prohibido, required, que indica que es obligatorio y optional que indica que es opcional y es el valor por defecto.</text:p>
      <text:p text:style-name="P3">ValorA &gt;&gt; Puede ser un valor por defecto, default, o un valor fijo u obligatorio, fixed, con su correspondiente asignación.</text:p>
      <text:p text:style-name="P3"/>
      <text:p text:style-name="P3"/>
      <text:p text:style-name="P3"/>
      <text:p text:style-name="P3"/>
      <text:p text:style-name="P3"/>
      <text:p text:style-name="P3"/>
      <text:p text:style-name="P3"><text:soft-page-break/>RESTRICCIONES O FACETAS</text:p>
      <text:p text:style-name="P3"/>
      <text:p text:style-name="P3"><text:tab/>Permite controlar en mejor medida los datos introducidos en el XML.</text:p>
      <text:p text:style-name="P3"/>
      <text:p text:style-name="P3">length &gt;&gt; Contiene un atributo value donde se especifa un valor de longitud fija</text:p>
      <text:p text:style-name="P3">minLength &gt;&gt; Contiene un atributo value donde se especifa un valor de longitud minima</text:p>
      <text:p text:style-name="P3">maxLength &gt;&gt; Contiene un atributo value donde se especifa un valor de longitud máxima</text:p>
      <text:p text:style-name="P3">whiteSpace &gt;&gt; Contiene un atributo value donde se especifica un valor que puede ser preserve, replace, collapse.</text:p>
      <text:p text:style-name="P3">maxExclusive &gt;&gt; Contiene un atributo value donde se especifa el valor ,que es menor al especificado</text:p>
      <text:p text:style-name="P3">minExclusive &gt;&gt; Contiene un atributo value donde se especifa el valor ,que es mayor al especificado</text:p>
      <text:p text:style-name="P3">minInclusive &gt;&gt; Contiene un atributo value donde se especifa el valor ,que es mayor o igual al especificado</text:p>
      <text:p text:style-name="P3">maxInclusive &gt;&gt; Contiene un atributo value donde se especifa el valor ,que es menor o igual al especificado</text:p>
      <text:p text:style-name="P3">totalDigits &gt;&gt; Contiene un atributo value donde se especifica el valor, que es el numero máximo de dígitos de un numero teniendo en cuenta los decimales</text:p>
      <text:p text:style-name="P3">fractionDigits &gt;&gt; Contiene un atributo value donde se especifica el valor, que es el numero máximo de dígitos de decimales de un numero.</text:p>
      <text:p text:style-name="P3">enumeration &gt;&gt; Contiene un atributo value donde se especifica uno de los valores admitidos de la lista</text:p>
      <text:p text:style-name="P3">pattern &gt;&gt; Contiene un atributo value donde se especifica un rango de caracteres admitidos o expresión regular.</text:p>
      <text:p text:style-name="P3"/>
      <text:p text:style-name="P3">RESTRICCION NUMERICA</text:p>
      <text:p text:style-name="P3"/>
      <text:p text:style-name="P3"><text:tab/>Se crea un tipo simple con una restricción. Para añadirla se usa el elemento xs:restriction que define las restricción del tipo. Dispo de un atributo base, que indica el tipo de dato. </text:p>
      <text:p text:style-name="P3"/>
      <text:p text:style-name="P3">RESTRICCION MEDIANTE EXPRESIONES REGULARES O PATRONES</text:p>
      <text:p text:style-name="P3"/>
      <text:p text:style-name="P3">Hay que poner &lt;xs:pattern value=””/&gt;</text:p>
      <text:p text:style-name="P3"/>
      <text:p text:style-name="P3">[0-9], [a-z], [A-Z], </text:p>
      <text:p text:style-name="P3">[aeiou] &gt;&gt; un carácter de los que aparecen entre los corchetes</text:p>
      <text:p text:style-name="P3">[^aeiou] &gt;&gt; un carácter de los que no aparecen entre los corchetes</text:p>
      <text:p text:style-name="P3">{X} &gt;&gt; las llaves indica que tiene que repetirse X veces el contenido que haya delante.</text:p>
      <text:p text:style-name="P3"/>
      <text:p text:style-name="P3">DOCUMENTACION DE ESQUEMAS</text:p>
      <text:p text:style-name="P3"/>
      <text:p text:style-name="P3"><text:tab/>Existen elementos destinados a poner comentarios:</text:p>
      <text:p text:style-name="P3">xs:annotation &gt;&gt; especifica los comentarios dentro de un esquema que actúan como documentación de este. Tiene un atributo opcional (id) y dos elementos hijos (appinfo o documentation).</text:p>
      <text:p text:style-name="P3">xs:appinfo &gt;&gt; Se usa para especificar la información de la aplicación. Tiene un atributo opcional (source).</text:p>
      <text:p text:style-name="P3">xs:documentation &gt;&gt; añade comentarios a un esquema. Debe de ir dentro de xs:annotation y tiene dos atributos opcionales (source y xml:lang)</text:p>
      <text:p text:style-name="P3"/>
      <text:p text:style-name="P3"/>
      <text:p text:style-name="P3"/>
      <text:p text:style-name="P3"><text:soft-page-break/>ASOCIACION XSD EN XML</text:p>
      <text:p text:style-name="P3"/>
      <text:p text:style-name="P3">Xmlns: definir el espacio de nombres, indicando que van a usarse los elementos definidos en la URL especificada. Los elementos del esque llevaran el prefijo que se defina.:</text:p>
      <text:p text:style-name="Standard"><text:span text:style-name="Fuente_20_de_20_párrafo_20_predeter."><text:span text:style-name="T2"><text:tab/>xmlns:xs=</text:span></text:span><text:a xlink:type="simple" xlink:href="http://www.w3.org/2001/XMLSchema-instance" office:target-frame-name="_top" xlink:show="replace" text:style-name="Internet_20_link" text:visited-style-name="Visited_20_Internet_20_Link"><text:span text:style-name="Hipervínculo">http://www.w3.org/2001/XMLSchema-instance</text:span></text:a></text:p>
      <text:p text:style-name="P3">Las referencias a los esquemas pueden realizarse mediante los siguientes atributos:</text:p>
      <text:p text:style-name="P3">noNamespaceSchemaLocation: se emplea cuando no se utulizaran espacios de nombres en el documento:</text:p>
      <text:p text:style-name="P3">xs:noNamespaceSchemaLocation=”espacio.xsd”</text:p>
      <text:p text:style-name="P3">schemaLocation: Se emplea cuando se utilizan explícitamente los nombres de los espacios de nombres en las etiquetas.</text:p>
      <text:p text:style-name="P3"/>
      <text:p text:style-name="P3"/>
      <text:p text:style-name="P3"/>
      <text:p text:style-name="P3"/>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Fuente_20_de_20_párrafo_20_predeter." style:display-name="Fuente de párrafo predeter." style:family="text"/>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0.4$Windows_X86_64 LibreOffice_project/9a9c6381e3f7a62afc1329bd359cc48accb6435b</meta:generator>
    <dc:title/>
    <meta:initial-creator>salta alto</meta:initial-creator>
    <meta:creation-date>2022-03-03T20:53:00Z</meta:creation-date>
    <dc:date>2022-03-09T10:42:05.896000000</dc:date>
    <meta:editing-cycles>10</meta:editing-cycles>
    <meta:editing-duration>PT3H42M1S</meta:editing-duration>
    <meta:document-statistic meta:table-count="0" meta:image-count="0" meta:object-count="0" meta:page-count="7" meta:paragraph-count="151" meta:word-count="2362" meta:character-count="14527" meta:non-whitespace-character-count="12252"/>
    <meta:template xlink:type="simple" xlink:actuate="onRequest" xlink:title="" xlink:href="Normal.dotm"/>
  </office:meta>
</office:document-meta>
</file>